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56.55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0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OBS</text:p>
          </table:table-cell>
          <table:table-cell table:style-name="ce11" office:value-type="string" calcext:value-type="string">
            <text:p>Comment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100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/Cargo/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table:number-columns-repeated="2"/>
          <table:table-cell table:number-columns-repeated="100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aturninho I-M2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Retired</text:p>
          </table:table-cell>
          <table:table-cell table:style-name="ce7" office:value-type="float" office:value="125430" calcext:value-type="float">
            <text:p>125430</text:p>
          </table:table-cell>
          <table:table-cell table:style-name="ce7"/>
          <table:table-cell table:style-name="ce7" office:value-type="string" calcext:value-type="string">
            <text:p>Not Flexibled – high cost per launch</text:p>
          </table:table-cell>
          <table:table-cell table:number-columns-repeated="100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 Mun</text:p>
          </table:table-cell>
          <table:table-cell table:style-name="ce8" office:value-type="string" calcext:value-type="string">
            <text:p>Frozen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/>
          <table:table-cell table:style-name="ce8" office:value-type="string" calcext:value-type="string">
            <text:p>Not Flexibled </text:p>
          </table:table-cell>
          <table:table-cell table:number-columns-repeated="100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Falkinho Tripl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Recovery – Expandable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/>
          <table:table-cell table:style-name="ce9" office:value-type="string" calcext:value-type="string">
            <text:p>Recovery of the both side boosters</text:p>
          </table:table-cell>
          <table:table-cell table:number-columns-repeated="100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New Shepard I-M2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.C.E-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Tripulation/Cargo Mun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Lançador de cargas no espaço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Ariane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 Mun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Resuply Space Station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/>
          <table:table-cell table:style-name="ce10" table:number-columns-repeated="13"/>
          <table:table-cell table:number-columns-repeated="1010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9">
          <table:table-cell/>
          <table:table-cell table:style-name="ce10" table:number-columns-repeated="13"/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23:16:23.863091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0-09T23:18:28.337314513</dc:date>
    <meta:editing-duration>PT1H57M40S</meta:editing-duration>
    <meta:editing-cycles>35</meta:editing-cycles>
    <meta:generator>LibreOffice/5.2.7.2$Linux_X86_64 LibreOffice_project/20m0$Build-2</meta:generator>
    <meta:document-statistic meta:table-count="1" meta:cell-count="246" meta:object-count="0"/>
  </office:meta>
</office:document-meta>
</file>